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 7 5 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 = 0</text:p>
          </table:table-cell>
          <table:table-cell table:style-name="Default" office:value-type="string" calcext:value-type="string">
            <text:p>J = 0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 office:value-type="string" calcext:value-type="string">
            <text:p>J =1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 office:value-type="string" calcext:value-type="string">
            <text:p>J =2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 office:value-type="string" calcext:value-type="string">
            <text:p>J =3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 = 1</text:p>
          </table:table-cell>
          <table:table-cell office:value-type="string" calcext:value-type="string">
            <text:p>J = 0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1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2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3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 = 2</text:p>
          </table:table-cell>
          <table:table-cell office:value-type="string" calcext:value-type="string">
            <text:p>J = 0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1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2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3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 = 3</text:p>
          </table:table-cell>
          <table:table-cell office:value-type="string" calcext:value-type="string">
            <text:p>J = 0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1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2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string" calcext:value-type="string">
            <text:p>J =3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2:02:09.067158161</meta:creation-date>
    <dc:date>2017-07-13T22:09:02.177783749</dc:date>
    <meta:editing-duration>PT6M55S</meta:editing-duration>
    <meta:editing-cycles>1</meta:editing-cycles>
    <meta:document-statistic meta:table-count="1" meta:cell-count="53" meta:object-count="0"/>
    <meta:generator>LibreOffice/5.1.6.2$Linux_X86_64 LibreOffice_project/10m0$Build-2</meta:generator>
  </office:meta>
</office:document-meta>
</file>